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Heading">
      <style:paragraph-properties fo:margin-top="0in" fo:margin-bottom="0.278in" style:contextual-spacing="false"/>
      <style:text-properties fo:font-size="20pt" style:font-size-asian="20pt"/>
    </style:style>
    <style:style style:name="P3" style:family="paragraph" style:parent-style-name="Heading_20_1" style:master-page-name="Convert_20_1">
      <style:paragraph-properties style:page-number="1"/>
    </style:style>
    <style:style style:name="P4" style:family="paragraph" style:parent-style-name="level_20_3_20_text" style:list-style-name="">
      <style:paragraph-properties fo:margin-left="0.9374in" fo:margin-right="0in" fo:text-indent="0in" style:auto-text-indent="false"/>
    </style:style>
    <style:style style:name="P5"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6" style:family="paragraph" style:parent-style-name="line" style:master-page-name="Standard">
      <style:paragraph-properties style:page-number="1"/>
    </style:style>
    <style:style style:name="P7" style:family="paragraph" style:parent-style-name="template">
      <style:text-properties officeooo:paragraph-rsid="001c80b5"/>
    </style:style>
    <style:style style:name="P8" style:family="paragraph" style:parent-style-name="template">
      <style:text-properties officeooo:paragraph-rsid="001e7c70"/>
    </style:style>
    <style:style style:name="P9" style:family="paragraph" style:parent-style-name="template">
      <style:text-properties officeooo:paragraph-rsid="00204960"/>
    </style:style>
    <style:style style:name="P10" style:family="paragraph" style:parent-style-name="template" style:list-style-name="L1"/>
    <style:style style:name="T1" style:family="text">
      <style:text-properties fo:font-size="20pt" style:font-size-asian="20pt"/>
    </style:style>
    <style:style style:name="T2" style:family="text">
      <style:text-properties style:font-name="Times New Roman" style:font-name-complex="Times New Roman"/>
    </style:style>
    <style:style style:name="T3" style:family="text">
      <style:text-properties fo:font-size="12pt" style:font-size-asian="12pt"/>
    </style:style>
    <style:style style:name="T4" style:family="text">
      <style:text-properties fo:font-style="normal" style:font-style-asian="normal"/>
    </style:style>
    <style:style style:name="T5" style:family="text">
      <style:text-properties fo:font-style="normal" officeooo:rsid="001baf67" style:font-style-asian="normal" style:font-style-complex="normal"/>
    </style:style>
    <style:style style:name="T6" style:family="text">
      <style:text-properties fo:font-style="normal" officeooo:rsid="001c80b5" style:font-style-asian="normal" style:font-style-complex="normal"/>
    </style:style>
    <style:style style:name="T7" style:family="text">
      <style:text-properties fo:font-style="normal" officeooo:rsid="001e7c70" style:font-style-asian="normal" style:font-style-complex="normal"/>
    </style:style>
    <style:style style:name="T8" style:family="text">
      <style:text-properties fo:font-style="normal" officeooo:rsid="001f9c43" style:font-style-asian="normal" style:font-style-complex="normal"/>
    </style:style>
    <style:style style:name="T9" style:family="text">
      <style:text-properties fo:font-style="normal" officeooo:rsid="00204960"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Heading">Software Requirements Specification</text:p>
      <text:p text:style-name="P2">for</text:p>
      <text:p text:style-name="Heading">&lt;Project&gt;</text:p>
      <text:p text:style-name="ByLine">Version 1.0 approved</text:p>
      <text:p text:style-name="ByLine">Prepared by &lt;author&gt;</text:p>
      <text:p text:style-name="ByLine">&lt;organization&gt;</text:p>
      <text:p text:style-name="ByLine">&lt;date created&gt;</text:p>
      <text:h text:style-name="P3" text:outline-level="1">Introduction</text:h>
      <text:h text:style-name="Heading_20_2" text:outline-level="2">Purpose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P8"><text:tab/></text:p>
      <text:p text:style-name="P8"><text:span text:style-name="T5"><text:tab/>The purpose of this document is to outline the features </text:span><text:span text:style-name="T7">and operations of V1.0 of an e-commerce web app. </text:span><text:span text:style-name="T5">This SRS </text:span><text:span text:style-name="T6">details subsystems for frontend operations </text:span><text:span text:style-name="T7">using</text:span><text:span text:style-name="T6"> nodeJS, backend operations </text:span><text:span text:style-name="T7">using</text:span><text:span text:style-name="T6"> python, and database operations </text:span><text:span text:style-name="T7">using</text:span><text:span text:style-name="T6"> MariaDB.</text:span><text:span text:style-name="T7">This document includes </text:span><text:span text:style-name="T5">workflow</text:span><text:span text:style-name="T7">s</text:span><text:span text:style-name="T5"> of specific operations such as purchasing and adding items to inventory </text:span><text:span text:style-name="T7">and overviews of class implementations. </text:span></text:p>
      <text:p text:style-name="P8"><text:span text:style-name="T6"/></text:p>
      <text:p text:style-name="P8"><text:span text:style-name="T6"/></text:p>
      <text:h text:style-name="Heading_20_2" text:outline-level="2">Document Conventions</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p text:style-name="template"/>
      <text:h text:style-name="Heading_20_2" text:outline-level="2">Intended Audience and Reading </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9"><text:tab/><text:span text:style-name="T8">This document is in</text:span><text:span text:style-name="T9">tended to provide the lab instructor, class instructor, and project manager an overview of the projects design and implementation. It additionally serves as a guideline for developers during development and testing. This document can be viewed in any order; however, it is advised to read each section sequentially. Furthermore, a glossary is included at the end of this document for readers’ convenience.</text:span></text:p>
      <text:p text:style-name="P9"><text:span text:style-name="T9"/></text:p>
      <text:h text:style-name="Heading_20_2" text:outline-level="2">Product Scope</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p text:style-name="P7"><text:tab/><text:span text:style-name="T5">The goal of this web application is to provide a space </text:span><text:span text:style-name="T6">e-commerce. Users will be able to login with a username and password and then perform actions based on their specific role. Buyers can view, compare, and purchase items. Sellers can sell items and update their </text:span><text:soft-page-break/><text:span text:style-name="T6">inventories. Admins can oversee all actions and </text:span><text:span text:style-name="T8">manage other users’ accounts. The end goal of this project is an e-commerce platform that is quick and reliable for all members. </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list xml:id="list967142712" text:style-name="L1">
        <text:list-item>
          <text:p text:style-name="P10"><text:a xlink:type="simple" xlink:href="https://nodejs.org/en/docs/" text:style-name="Internet_20_link" text:visited-style-name="Visited_20_Internet_20_Link">https://nodejs.org/en/docs/</text:a></text:p>
        </text:list-item>
        <text:list-item>
          <text:p text:style-name="P10"><text:a xlink:type="simple" xlink:href="https://docs.python.org/3/" text:style-name="Internet_20_link" text:visited-style-name="Visited_20_Internet_20_Link">https://docs.python.org/3/</text:a></text:p>
        </text:list-item>
        <text:list-item>
          <text:p text:style-name="P10">https://dev.mysql.com/doc/connector-python/en/</text:p>
        </text:list-item>
      </text:list>
      <text:p text:style-name="template"><text:tab/></text:p>
      <text:h text:style-name="Heading_20_1" text:outline-level="1">Overall Description</text:h>
      <text:h text:style-name="Heading_20_2" text:outline-level="2">Product Perspective</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unctions</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soft-page-break/>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1" text:outline-level="1">System Features</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System Feature 1</text:h>
      <text:p text:style-name="template">&lt;Don’t really say “System Feature 1.” State the feature name in just a few words.&gt;</text:p>
      <text:p text:style-name="level_20_4">4.1.1<text:tab/>Description and Priority</text:p>
      <text:p text:style-name="P4">&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4">&lt;List the sequences of user actions and system responses that stimulate the behavior defined for this feature. These will correspond to the dialog elements associated with use cases.&gt;</text:p>
      <text:p text:style-name="level_20_4">4.1.3<text:tab/>Functional Requirements</text:p>
      <text:p text:style-name="P4">&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5"/>
      <text:p text:style-name="P4">&lt;Each requirement should be uniquely identified with a sequence number or a meaningful tag of some kind.&gt;</text:p>
      <text:p text:style-name="P5"/>
      <text:p text:style-name="requirement">REQ-1:<text:tab/></text:p>
      <text:p text:style-name="requirement">REQ-2:<text:tab/></text:p>
      <text:h text:style-name="Heading_20_2" text:outline-level="2"><text:soft-page-break/>System Feature 2 (and so on)</text:h>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soft-page-break/></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4">.&gt;</text:span></text:p>
      <text:p text:style-name="TOCEntry">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Software<text:span text:style-name="MT1"> </text:span>Requirements Specification for &lt;Project&gt;<text:tab/><text:tab/>Page <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dc:subject/>
    <meta:keyword/>
    <dc:description/>
    <meta:initial-creator>Doris Sturzenberger</meta:initial-creator>
    <meta:creation-date>1998-03-30T07:29:00</meta:creation-date>
    <dc:date>2023-02-06T16:46:28.834373865</dc:date>
    <meta:editing-cycles>55</meta:editing-cycles>
    <meta:editing-duration>PT3H3M42S</meta:editing-duration>
    <meta:document-statistic meta:table-count="0" meta:image-count="0" meta:object-count="0" meta:page-count="7" meta:paragraph-count="69" meta:word-count="1503" meta:character-count="10124" meta:non-whitespace-character-count="8699"/>
    <meta:generator>LibreOffice/7.3.7.2$Linux_X86_64 LibreOffice_project/30$Build-2</meta:generator>
  </office:meta>
</office:document-meta>
</file>